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8000000E762CD508C2C074AB5.png" manifest:media-type="image/png"/>
  <manifest:file-entry manifest:full-path="Pictures/1000000100000378000000FDC82F1A75B8125508.png" manifest:media-type="image/png"/>
  <manifest:file-entry manifest:full-path="Pictures/10000001000002AE000000DF317251779B120F69.png" manifest:media-type="image/png"/>
  <manifest:file-entry manifest:full-path="Pictures/10000001000002CE0000013C7CC57582DF3686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ac2ad" officeooo:paragraph-rsid="001ac2ad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)</text:p>
      <text:p text:style-name="P1"/>
      <text:p text:style-name="P1"><draw:frame draw:style-name="fr1" draw:name="Image1" text:anchor-type="char" svg:width="17cm" svg:height="7.481cm" draw:z-index="0"><draw:image xlink:href="Pictures/10000001000002CE0000013C7CC57582DF36862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Question 2)</text:p>
      <text:p text:style-name="P1"/>
      <text:p text:style-name="P1"><draw:frame draw:style-name="fr1" draw:name="Image2" text:anchor-type="char" svg:width="17cm" svg:height="5.526cm" draw:z-index="1"><draw:image xlink:href="Pictures/10000001000002AE000000DF317251779B120F69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Question 3)</text:p>
      <text:p text:style-name="P1"/>
      <text:p text:style-name="P1"><draw:frame draw:style-name="fr1" draw:name="Image3" text:anchor-type="char" svg:width="17cm" svg:height="4.842cm" draw:z-index="2"><draw:image xlink:href="Pictures/1000000100000378000000FDC82F1A75B8125508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Question 4)</text:p>
      <text:p text:style-name="P1"/>
      <text:p text:style-name="P1"><draw:frame draw:style-name="fr1" draw:name="Image4" text:anchor-type="char" svg:width="17cm" svg:height="4.422cm" draw:z-index="3"><draw:image xlink:href="Pictures/1000000100000378000000E762CD508C2C074A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58:16.276535219</meta:creation-date>
    <dc:date>2024-03-10T16:04:42.275795298</dc:date>
    <meta:editing-duration>PT6M27S</meta:editing-duration>
    <meta:editing-cycles>1</meta:editing-cycles>
    <meta:document-statistic meta:table-count="0" meta:image-count="4" meta:object-count="0" meta:page-count="2" meta:paragraph-count="7" meta:word-count="8" meta:character-count="47" meta:non-whitespace-character-count="40"/>
    <meta:generator>LibreOffice/7.3.7.2$Linux_X86_64 LibreOffice_project/30$Build-2</meta:generator>
  </office:meta>
</office:document-meta>
</file>